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6c98" officeooo:paragraph-rsid="001b6c98"/>
    </style:style>
    <style:style style:name="P2" style:family="paragraph" style:parent-style-name="Standard">
      <style:paragraph-properties fo:text-align="center" style:justify-single-word="false"/>
      <style:text-properties fo:font-size="18pt" officeooo:rsid="001b6c98" officeooo:paragraph-rsid="001b6c9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6c98" officeooo:paragraph-rsid="001b6c9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p text:style-name="P3">Theme couleur de l'application</text:p>
      <text:p text:style-name="P1"/>
      <text:p text:style-name="P1">Couleur tu theme : <text:s/>#008c99</text:p>
      <text:p text:style-name="P1">Background de l'appliction : Gris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ak </meta:initial-creator>
    <meta:creation-date>2016-02-19T08:05:53.031015803</meta:creation-date>
    <dc:date>2016-02-19T09:06:09.132937426</dc:date>
    <dc:creator>DZak </dc:creator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7" meta:character-count="109" meta:non-whitespace-character-count="94"/>
  </office:meta>
</office:document-meta>
</file>